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1.1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89in" svg:height="3.5453in" svg:x="0.7902in" svg:y="1.7571in">
            <draw:object draw:notify-on-update-of-ranges="Sheet1.C3:Sheet1.C9 Sheet1.C3:Sheet1.C9 Sheet1.B3:Sheet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idth (Pixels)</text:p>
          </table:table-cell>
          <table:table-cell table:style-name="ce1" office:value-type="string" calcext:value-type="string">
            <text:p>Distance (inch)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65.3" calcext:value-type="float">
            <text:p>65.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58.3" calcext:value-type="float">
            <text:p>158.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7.3" calcext:value-type="float">
            <text:p>207.3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8:42:48.896000000</meta:creation-date>
    <dc:date>2014-01-30T19:37:27.821000000</dc:date>
    <meta:editing-duration>PT24M7S</meta:editing-duration>
    <meta:editing-cycles>3</meta:editing-cycles>
    <meta:generator>LibreOffice/4.2.0.4$Windows_x86 LibreOffice_project/05dceb5d363845f2cf968344d7adab8dcfb2ba71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period="2" chart:regression-extrapolate-forward="0" chart:regression-extrapolate-backward="0" chart:regression-force-intercept="false" char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6cm" xlink:href=".." xlink:type="simple" chart:class="chart:scatter" chart:column-mapping="0 0" chart:style-name="ch1">
        <chart:plot-area chart:style-name="ch2" table:cell-range-address="Sheet1.B3:Sheet1.C9" chart:data-source-has-labels="column" svg:x="1.33cm" svg:y="0.855cm" svg:width="14.007cm" svg:height="6.99cm">
          <chartooo:coordinate-region svg:x="2.137cm" svg:y="1.054cm" svg:width="12.92cm" svg:height="6.144cm"/>
          <chart:axis chart:dimension="x" chart:name="primary-x" chart:style-name="ch3" chartooo:axis-type="auto">
            <chart:title svg:x="7.297cm" svg:y="8.025cm" chart:style-name="ch4">
              <text:p>Width (pixels)</text:p>
            </chart:title>
            <chart:categories table:cell-range-address="Sheet1.C3:Sheet1.C9"/>
            <chart:grid chart:style-name="ch5" chart:class="major"/>
          </chart:axis>
          <chart:axis chart:dimension="y" chart:name="primary-y" chart:style-name="ch3">
            <chart:title svg:x="0.451cm" svg:y="5.638cm" chart:style-name="ch6">
              <text:p>Distance (Inches</text:p>
            </chart:title>
            <chart:grid chart:style-name="ch5" chart:class="major"/>
          </chart:axis>
          <chart:series chart:style-name="ch7" chart:values-cell-range-address="Sheet1.C3:Sheet1.C9" chart:class="chart:scatter">
            <chart:domain table:cell-range-address="Sheet1.B3:Sheet1.B9"/>
            <chart:regression-curve chart:style-name="ch8">
              <chart:equation chart:display-equation="true" chart:display-r-square="true" svg:x="9.212cm" svg:y="0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65.3">
                <text:p>70</text:p>
                <draw:g>
                  <svg:desc>Sheet1.C3:Sheet1.C9</svg:desc>
                </draw:g>
              </table:table-cell>
              <table:table-cell office:value-type="float" office:value="125">
                <text:p>125</text:p>
                <draw:g>
                  <svg:desc>Sheet1.B3:Sheet1.B9</svg:desc>
                </draw:g>
              </table:table-cell>
              <table:table-cell office:value-type="float" office:value="65.3">
                <text:p>65.3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78.8">
                <text:p>80</text:p>
              </table:table-cell>
              <table:table-cell office:value-type="float" office:value="104">
                <text:p>10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float" office:value="103.5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float" office:value="117.8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float" office:value="136.5">
                <text:p>140</text:p>
              </table:table-cell>
              <table:table-cell office:value-type="float" office:value="61">
                <text:p>61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float" office:value="158.3">
                <text:p>160</text:p>
              </table:table-cell>
              <table:table-cell office:value-type="float" office:value="52">
                <text:p>52</text:p>
              </table:table-cell>
              <table:table-cell office:value-type="float" office:value="158.3">
                <text:p>158.3</text:p>
              </table:table-cell>
            </table:table-row>
            <table:table-row>
              <table:table-cell office:value-type="float" office:value="207.3">
                <text:p>210</text:p>
              </table:table-cell>
              <table:table-cell office:value-type="float" office:value="40">
                <text:p>40</text:p>
              </table:table-cell>
              <table:table-cell office:value-type="float" office:value="207.3">
                <text:p>20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